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-4</text:p>
          </table:table-cell>
          <table:table-cell office:value-type="float" office:value="133211" calcext:value-type="float">
            <text:p>133211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float" office:value="144868" calcext:value-type="float">
            <text:p>144868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171491" calcext:value-type="float">
            <text:p>171491</text:p>
          </table:table-cell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182710" calcext:value-type="float">
            <text:p>182710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218778" calcext:value-type="float">
            <text:p>218778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230762" calcext:value-type="float">
            <text:p>230762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213814" calcext:value-type="float">
            <text:p>213814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178829" calcext:value-type="float">
            <text:p>178829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169321" calcext:value-type="float">
            <text:p>169321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164928" calcext:value-type="float">
            <text:p>164928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147948" calcext:value-type="float">
            <text:p>147948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118919" calcext:value-type="float">
            <text:p>118919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93188" calcext:value-type="float">
            <text:p>93188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69013" calcext:value-type="float">
            <text:p>69013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53404" calcext:value-type="float">
            <text:p>53404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38318" calcext:value-type="float">
            <text:p>38318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string" calcext:value-type="string">
            <text:p>95-99</text:p>
          </table:table-cell>
          <table:table-cell office:value-type="float" office:value="1605" calcext:value-type="float">
            <text:p>1605</text:p>
          </table:table-cell>
        </table:table-row>
      </table:table>
      <table:named-expressions/>
      <table:database-ranges>
        <table:database-range table:name="__Anonymous_Sheet_DB__0" table:target-range-address="Planilha1.A1:Planilha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35:35.064000000</dc:date>
    <meta:editing-duration>PT4M2S</meta:editing-duration>
    <meta:editing-cycles>1</meta:editing-cycles>
    <meta:document-statistic meta:table-count="1" meta:cell-count="40" meta:object-count="0"/>
    <meta:generator>LibreOffice/7.1.1.2$Windows_X86_64 LibreOffice_project/fe0b08f4af1bacafe4c7ecc87ce55bb426164676</meta:generator>
  </office:meta>
</office:document-meta>
</file>